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ScanningCandidateComponentProviderTests.testDefault( ClassPathScanningCandidateComponentProvider provider , boolean includeScannedJakartaComponents , boolean includeIndexedJakarta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ScanningCandidateComponentProviderTests.withInterfa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bogusPackage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customSupportIncludeFilterWithNonIndexedTypeUse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defaults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ScanningCandidateComponentProviderTests.testCustomAnnotationTypeIncludeFilter( ClassPathScanningCandidateComponent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PathScanningCandidateComponentProviderTests.customAssignableTypeIncludeFilter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ScanningCandidateComponentProviderTests.integrationWithAnnotationConfigApplicationContext_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withActive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integrationWithAnnotationConfigApplicationContext_metaPro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lassPathScanningCandidateComponentProviderTests.withNull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ScanningCandidateComponentProviderTests.testDefault( ClassPathScanningCandidateComponentProvider provider , String basePackage , boolean includeScannedJakartaComponents , boolean includeIndexedJakartaCompon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ScanningCandidateComponentProviderTests.withAspectAnnotatio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testAntStyle( ClassPathScanningCandidateComponent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ScanningCandidateComponentProviderTests.integrationWithAnnotationConfigApplicationContext_validMetaAnnotated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assertScannedBeanDefinitions( Set &lt; BeanDefinition &gt; candi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ScanningCandidateComponentProviderTests.assertBeanTypes( Set &lt; BeanDefinition &gt; candidates , Class &lt; ? &gt; ... expect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ScanningCandidateComponentProviderTests.testCustomAssignableTypeIncludeFilter( ClassPathScanningCandidateComponent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defaultsWith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integrationWithAnnotationConfigApplicationContext_invalidMetaAnnotated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customAssignableTypeIncludeFilterWith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testExclude( ClassPathScanningCandidateComponent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withInactive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customSupportedIncludeAndExcludeFilter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ScanningCandidateComponentProviderTests.excludeFilter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bogusPackageWith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PathScanningCandidateComponentProviderTests.integrationWithAnnotationConfigApplicationContext_valid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antStylePackageWith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customSupportedIncludeAndExcludedFilterWith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withMultipleMatching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customFiltersFollowedByResetUs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antStylePackage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ScanningCandidateComponentProviderTests.excludeTakes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PathScanningCandidateComponentProviderTests.customAnnotationTypeIncludeFilterWith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withNo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ScanningCandidateComponentProviderTests.assertBeanTypes( Set &lt; BeanDefinition &gt; candidates , Stream &lt; Class &lt; ? &gt; &gt; expect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ScanningCandidateComponentProviderTests.componentScanningFindsComponentsAnnotatedWithAnnotationsContainingNest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customNotSupportedIncludeFilterUse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assertBeanTypes( Set &lt; BeanDefinition &gt; candidates , Collection &lt; Class &lt; ? &gt; &gt; expect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ScanningCandidateComponentProviderTests.integrationWithAnnotationConfigApplicationContext_invalid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withComponentAnnotatio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PathScanningCandidateComponentProviderTests.testCustomSupportedIncludeAndExcludeFilter( ClassPathScanningCandidateComponent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ScanningCandidateComponentProviderTests.integrationWithAnnotationConfigApplicationContext_no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PathScanningCandidateComponentProviderTests.excludeFilterWith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PathScanningCandidateComponentProviderTests.integrationWithAnnotationConfigApplicationContext_defaultAndDevPro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lassPathScanningCandidateComponentProviderTests.with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ScanningCandidateComponentProviderTests.customAnnotationTypeIncludeFilter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